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7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street_wid</text:p>
          </table:table-cell>
          <table:table-cell office:value-type="string" calcext:value-type="string">
            <text:p>sidewalk_wid</text:p>
          </table:table-cell>
          <table:table-cell office:value-type="string" calcext:value-type="string">
            <text:p>landscape</text:p>
          </table:table-cell>
          <table:table-cell office:value-type="string" calcext:value-type="string">
            <text:p>build_ident</text:p>
          </table:table-cell>
          <table:table-cell office:value-type="string" calcext:value-type="string">
            <text:p>trees</text:p>
          </table:table-cell>
          <table:table-cell office:value-type="string" calcext:value-type="string">
            <text:p>cyclists</text:p>
          </table:table-cell>
          <table:table-cell office:value-type="string" calcext:value-type="string">
            <text:p>mov_cars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ark_cars</text:p>
          </table:table-cell>
        </table:table-row>
        <table:table-row table:style-name="ro2">
          <table:table-cell table:style-name="ce1" office:value-type="string" calcext:value-type="string">
            <text:p>https://contribua.org/bairros/norte/centro/R._Maciel_Pinheiro_248_36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s://contribua.org/bairros/norte/centro/R._Manoel_Pereira_de_Araújo" xlink:type="simple">https://contribua.org/bairros/norte/centro/R._Manoel_Pereira_de_Araújo</text:a>_370_22.jpg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306_203.jpg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1136_135.jpg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54_203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360_36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1136_203.jpg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188_22.jpg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500_270.jpg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70_135.jpg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54_22.jpg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54_293.jpg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306_22.jpg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92_225.jpg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188_315.jpg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602_315.jpg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248_9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130_9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360_22.jpg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00_315.jpg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500_22.jpg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1546_315.jpg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92_293.jpg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360_180.jpg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70_315.jpg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92_112.jpg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120_22.jpg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1136_315.jpg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248_18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222_203.jpg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190_9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360_203.jpg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239_203.jpg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239_22.jpg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306_135.jpg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602_22.jpg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284_9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284_27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130_18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120_112.jpg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130_36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360_270.jpg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00_135.jpg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360_270.jpg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248_27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190_18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1546_22.jpg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190_27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120_293.jpg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284_180.jpg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00_22.jpg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1136_22.jpg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239_90.jpg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1546_135.jpg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222_315.jpg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222_135.jpg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190_36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602_203.jpg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70_315.jpg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188_203.jpg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284_36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1546_203.jpg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500_203.jpg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500_90.jpg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222_22.jpg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360_9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00_203.jpg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70_203.jpg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54_112.jpg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70_135.jpg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602_135.jpg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188_135.jpg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92_22.jpg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239_270.jpg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360_90.jpg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70_22.jpg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120_203.jpg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70_203.jpg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306_315.jpg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130_27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https://contribua.org/bairros/norte/centro/Av._Mal._Floriano_Peixoto_445_22.jpg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445_293.jpg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480_112.jpg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480_203.jpg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549_22.jpg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549_293.jpg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580_112.jpg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580_203.jpg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660_112.jpg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660_203.jpg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691_22.jpg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691_293.jpg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813_22.jpg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813_293.jpg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826_112.jpg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826_203.jpg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912_112.jpg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912_203.jpg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913_22.jpg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913_293.jpg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2_135.jpg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2_225.jpg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2_293.jpg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2_45.jpg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261_135.jpg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261_225.jpg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261_22.jpg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261_315.jpg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305_135.jpg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305_225.jpg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305_293.jpg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305_45.jpg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436_135.jpg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436_203.jpg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436_22.jpg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436_315.jpg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66_135.jpg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https://contribua.org/bairros/oeste/catole/R._Cristina_Procópio_Silva_66_225.jpg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66_315.jpg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66_45.jpg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105_135.jpg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105_225.jpg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105_315.jpg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105_45.jpg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160_135.jpg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160_225.jpg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160_315.jpg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160_45.jpg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210_135.jpg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210_225.jpg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210_315.jpg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210_45.jpg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350_135.jpg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350_203.jpg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350_315.jpg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350_45.jpg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390_135.jpg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390_203.jpg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390_315.jpg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390_45.jpg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160_112.jpg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160_203.jpg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160_22.jpg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160_293.jpg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199_10.jpg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199_112.jpg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199_180.jpg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199_293.jpg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2_112.jpg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2_203.jpg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2_22.jpg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2_293.jpg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300_10.jpg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300_112.jpg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300_180.jpg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300_293.jpg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434_10.jpg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434_112.jpg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434_180.jpg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434_270.jpg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4">00/00/0000</text:date>, <text:time style:data-style-name="N2" text:time-value="09:34:03.05784201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14:58:43.890187785</meta:creation-date>
    <dc:date>2018-04-24T09:53:22.655664264</dc:date>
    <meta:editing-duration>PT4H21M59S</meta:editing-duration>
    <meta:editing-cycles>213</meta:editing-cycles>
    <meta:generator>LibreOffice/5.1.6.2$Linux_X86_64 LibreOffice_project/10m0$Build-2</meta:generator>
    <meta:document-statistic meta:table-count="1" meta:cell-count="1610" meta:object-count="0"/>
  </office:meta>
</office:document-meta>
</file>